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p text:style-name="letter_letHead_dicBody">A a</text:p>
      </text:section>
      <text:section text:style-name="Sect_letData" text:name="Sect_letData">
        <text:p text:style-name="entry_letData_dicBody"><text:span text:style-name="headword_entry_letData_dicBody">anon</text:span><text:span text:style-name="headword..after_entry_letData_dicBody"> </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fruit, se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ikinini bilong diwai samting</text:span><text:span text:style-name="definition..after_sense_senses_entry_letData_dicBody"> </text:span><text:span text:style-name="example_xitem_examples_sense_senses_entry_letData_dicBody">Sakom anon loḳ om hil aġa</text:span><text:span text:style-name="example..after_xitem_examples_sense_senses_entry_letData_dicBody"> </text:span><text:span text:style-name="translation_.en_translations_xitem_examples_sense_senses_entry_letData_dicBody">There is fruit on the corn so let's eat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 </text:span><text:span text:style-name="translation_.en_translations_xitem_examples_sense_senses_entry_letData_dicBody">It has two nuts/pieces of fruit on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odi</text:span><text:span text:style-name="definition..after_sense_senses_entry_letData_dicBody"> </text:span><text:span text:style-name="example_examples_sense_senses_entry_letData_dicBody">Hil anod nedo vesa in hil naha nos meneġadu hil</text:span><text:span text:style-name="example..after_examples_sense_senses_entry_letData_dicBody"> </text:span><text:span text:style-name="translation_.en_translations_examples_sense_senses_entry_letData_dicBody">Our bodies stay alive because we eat food and that strengthens u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rue, re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tru</text:span><text:span text:style-name="definition..after_sense_senses_entry_letData_dicBody"> </text:span><text:span text:style-name="example_xitem_examples_sense_senses_entry_letData_dicBody">Nġaa pin sënë anon raḳ yoh vu ġaġek sën Mehöböp nër lo</text:span><text:span text:style-name="example..after_xitem_examples_sense_senses_entry_letData_dicBody"> </text:span><text:span text:style-name="translation_.en_translations_xitem_examples_sense_senses_entry_letData_dicBody">All these things happened according to what the Lord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rit/ tewel em i lusim bodi long nait long driman</text:span><text:span text:style-name="definition..after_sense_senses_entry_letData_dicBody"> </text:span><text:span text:style-name="example_examples_sense_senses_entry_letData_dicBody">Yesu nġeeḳ böpata ggökin log lëëin anon ya</text:span><text:span text:style-name="example..after_examples_sense_senses_entry_letData_dicBody"> </text:span><text:span text:style-name="translation_.en_translations_examples_sense_senses_entry_letData_dicBody">Jesus cried out loudly and released his spir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B b</text:p>
      </text:section>
      <text:section text:style-name="Sect_letData" text:name="Sect_letData">
        <text:p text:style-name="entry_letData_dicBody"><text:span text:style-name="headword_entry_letData_dicBody">bumin</text:span><text:span text:style-name="headword..after_entry_letData_dicBody"> </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mpela samting i bagarapim em</text:span><text:span text:style-name="definition..after_sense_senses_entry_letData_dicBody"> </text:span><text:span text:style-name="example_xitem_examples_sense_senses_entry_letData_dicBody">Nġaa la bumin beloḳ nedo begganġ</text:span><text:span text:style-name="example..after_xitem_examples_sense_senses_entry_letData_dicBody"> </text:span><text:span text:style-name="translation_.en_translations_xitem_examples_sense_senses_entry_letData_dicBody">Something has made him sick and he is staying in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 </text:span><text:span text:style-name="translation_.en_translations_xitem_examples_sense_senses_entry_letData_dicBody">The (spirit from this) place made him si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D d</text:p>
      </text:section>
      <text:section text:style-name="Sect_letData" text:name="Sect_letData">
        <text:p text:style-name="entry_letData_dicBody"><text:span text:style-name="headword_entry_letData_dicBody">deġinengin</text:span><text:span text:style-name="headword..after_entry_letData_dicBody"> </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press down, press together, hold down, crush</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daunim</text:span><text:span text:style-name="xitem_.tpi_definition_.en_sense_senses_entry_letData_dicBody"> strong</text:span><text:span text:style-name="definition..after_sense_senses_entry_letData_dicBody"> </text:span><text:span text:style-name="example_xitem_examples_sense_senses_entry_letData_dicBody">Deġinengin bahë pesuv</text:span><text:span text:style-name="example..after_xitem_examples_sense_senses_entry_letData_dicBody"> </text:span><text:span text:style-name="translation_.en_translations_xitem_examples_sense_senses_entry_letData_dicBody">It crushed him and his insides spurted ou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 </text:span><text:span text:style-name="translation_.en_translations_xitem_examples_sense_senses_entry_letData_dicBody">The house collapsed and squashed the pig</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oppress, burden, persecu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ivim hevi long</text:span><text:span text:style-name="definition..after_sense_senses_entry_letData_dicBody"> </text:span><text:span text:style-name="example_examples_sense_senses_entry_letData_dicBody">Su rëḳ dedeġinengin nġaa maggin jaḳ sa rë</text:span><text:span text:style-name="example..after_examples_sense_senses_entry_letData_dicBody"> </text:span><text:span text:style-name="translation_.en_translations_examples_sense_senses_entry_letData_dicBody">They won't persecute m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G g</text:p>
      </text:section>
      <text:section text:style-name="Sect_letData" text:name="Sect_letData">
        <text:p text:style-name="entry_letData_dicBody"><text:span text:style-name="headword_entry_letData_dicBody">gelöġin</text:span><text:span text:style-name="headword..after_entry_letData_dicBody"> </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crape, to rub off-as of sk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krapim skin</text:span><text:span text:style-name="definition..after_sense_senses_entry_letData_dicBody"> </text:span><text:span text:style-name="example_xitem_examples_sense_senses_entry_letData_dicBody">Gelöġin seḳë raḳ ḳele nyë</text:span><text:span text:style-name="example..after_xitem_examples_sense_senses_entry_letData_dicBody"> </text:span><text:span text:style-name="translation_.en_translations_xitem_examples_sense_senses_entry_letData_dicBody">He scraped his arm on the projection from the tre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 </text:span><text:span text:style-name="translation_.en_translations_xitem_examples_sense_senses_entry_letData_dicBody">I scraped my elbow on a sto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 </text:span><text:span text:style-name="translation_.en_translations_xitem_examples_sense_senses_entry_letData_dicBody">She scratched his eye out with her fingers</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remove-as of clothing etc</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siot samting</text:span><text:span text:style-name="definition..after_sense_senses_entry_letData_dicBody"> </text:span><text:span text:style-name="example_examples_sense_senses_entry_letData_dicBody">Gelöġin trases geya neripek</text:span><text:span text:style-name="example..after_examples_sense_senses_entry_letData_dicBody"> </text:span><text:span text:style-name="translation_.en_translations_examples_sense_senses_entry_letData_dicBody">He took his trousers and went to was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ëpin</text:span><text:span text:style-name="headword..after_entry_letData_dicBody"> </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be sorry for, to pity, to express a wish that something won't happe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ori long</text:span><text:span text:style-name="xitem_.tpi_definition_.en_sense_senses_entry_letData_dicBody"> em</text:span><text:span text:style-name="definition..after_sense_senses_entry_letData_dicBody"> </text:span><text:span text:style-name="example_examples_sense_senses_entry_letData_dicBody">Rëḳ mu gëpin mehö sën rëḳ nanër Mehönon Nalu ranġah vu alam bedengis yi</text:span><text:span text:style-name="example..after_examples_sense_senses_entry_letData_dicBody"> </text:span><text:span text:style-name="translation_.en_translations_examples_sense_senses_entry_letData_dicBody">But pity the person who betrays the Son of Man to death</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gujeng</text:span><text:span text:style-name="headword..after_entry_letData_dicBody"> </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l</text:span><text:span text:style-name="xitem_.tpi_definition_.en_sense_senses_entry_letData_dicBody">usim haus</text:span><text:span text:style-name="definition..after_sense_senses_entry_letData_dicBody"> </text:span><text:span text:style-name="example_xitem_examples_sense_senses_entry_letData_dicBody">Gujeng ya begganġ mewis</text:span><text:span text:style-name="example..after_xitem_examples_sense_senses_entry_letData_dicBody"> </text:span><text:span text:style-name="translation_.en_translations_xitem_examples_sense_senses_entry_letData_dicBody">He finished staying here and went on to another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 </text:span><text:span text:style-name="translation_.en_translations_xitem_examples_sense_senses_entry_letData_dicBody">They slept there and then went back</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 </text:span><text:span text:style-name="translation_.en_translations_xitem_examples_sense_senses_entry_letData_dicBody">I went and lived in Lae for a while and then I came back</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H h</text:p>
      </text:section>
      <text:section text:style-name="Sect_letData" text:name="Sect_letData">
        <text:p text:style-name="entry_letData_dicBody"><text:span text:style-name="headword_entry_letData_dicBody">huh yi</text:span><text:span text:style-name="headword..after_entry_letData_dicBody"> </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daun isi</text:span><text:span text:style-name="definition..after_sense_senses_entry_letData_dicBody"> </text:span><text:span text:style-name="example_examples_sense_senses_entry_letData_dicBody">Ham huh ham geham su vonġ baar rë</text:span><text:span text:style-name="example..after_examples_sense_senses_entry_letData_dicBody"> </text:span><text:span text:style-name="translation_.en_translations_examples_sense_senses_entry_letData_dicBody">You held back and didn't play football</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J j</text:p>
      </text:section>
      <text:section text:style-name="Sect_letData" text:name="Sect_letData">
        <text:p text:style-name="entry_letData_dicBody"><text:span text:style-name="headword_entry_letData_dicBody">jij</text:span><text:span text:style-name="headword..after_entry_letData_dicBody"> </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entreat, entice, persuade, urge, tempt, seduce; to cause someone to do something they hadn't intended</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riapim</text:span><text:span text:style-name="definition..after_sense_senses_entry_letData_dicBody"> </text:span><text:span text:style-name="example_xitem_examples_sense_senses_entry_letData_dicBody">Pesooḳ jij sa</text:span><text:span text:style-name="example..after_xitem_examples_sense_senses_entry_letData_dicBody"> </text:span><text:span text:style-name="translation_.en_translations_xitem_examples_sense_senses_entry_letData_dicBody">I had the hiccups</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 </text:span><text:span text:style-name="translation_.en_translations_xitem_examples_sense_senses_entry_letData_dicBody">He urged them to go quickl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 </text:span><text:span text:style-name="translation_.en_translations_xitem_examples_sense_senses_entry_letData_dicBody">I didn't say we would go, but he urged me to</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K k</text:p>
      </text:section>
      <text:section text:style-name="Sect_letData" text:name="Sect_letData">
        <text:p text:style-name="entry_letData_dicBody"><text:span text:style-name="headword_entry_letData_dicBody">ketiv</text:span><text:span text:style-name="headword..after_entry_letData_dicBody"> </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 </text:span><text:span text:style-name="partofspeech_.en_grammaticalinfo_sense_senses_entry_letData_dicBody">nou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anisim pis</text:span><text:span text:style-name="definition..after_sense_senses_entry_letData_dicBody"> </text:span><text:span text:style-name="example_examples_sense_senses_entry_letData_dicBody">Deketiv bël vaha in bë ġël jaḳ vu gedengis</text:span><text:span text:style-name="example..after_examples_sense_senses_entry_letData_dicBody"> </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Ḳ ḳ</text:p>
      </text:section>
      <text:section text:style-name="Sect_letData" text:name="Sect_letData">
        <text:p text:style-name="entry_letData_dicBody"><text:span text:style-name="headword_entry_letData_dicBody">ḳunġin</text:span><text:span text:style-name="headword..after_entry_letData_dicBody"> </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ekim singaut</text:span><text:span text:style-name="definition..after_sense_senses_entry_letData_dicBody"> </text:span><text:span text:style-name="example_xitem_examples_sense_senses_entry_letData_dicBody">Tahi ya geḳunġin ving</text:span><text:span text:style-name="example..after_xitem_examples_sense_senses_entry_letData_dicBody"> </text:span><text:span text:style-name="translation_.en_translations_xitem_examples_sense_senses_entry_letData_dicBody">He called out the message and marked the end of it too</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 </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L l</text:p>
      </text:section>
      <text:section text:style-name="Sect_letData" text:name="Sect_letData">
        <text:p text:style-name="entry_letData_dicBody"><text:span text:style-name="headword_entry_letData_dicBody">lem</text:span><text:span text:style-name="headword..after_entry_letData_dicBody"> </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im ol dok, pik, kakaruk, samting</text:span><text:span text:style-name="definition..after_sense_senses_entry_letData_dicBody"> </text:span><text:span text:style-name="example_xitem_examples_sense_senses_entry_letData_dicBody">Alam-reggu-yi dëlem anöö vu vos</text:span><text:span text:style-name="example..after_xitem_examples_sense_senses_entry_letData_dicBody"> </text:span><text:span text:style-name="translation_.en_translations_xitem_examples_sense_senses_entry_letData_dicBody">Hunters call their dogs in the bus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 </text:span><text:span text:style-name="translation_.en_translations_xitem_examples_sense_senses_entry_letData_dicBody">She called the pigs and they came and ate</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lööin</text:span><text:span text:style-name="headword..after_entry_letData_dicBody"> </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way about</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muv i go i kam</text:span><text:span text:style-name="definition..after_sense_senses_entry_letData_dicBody"> </text:span><text:span text:style-name="example_examples_sense_senses_entry_letData_dicBody">Löv adingseḳë om lööin</text:span><text:span text:style-name="example..after_examples_sense_senses_entry_letData_dicBody"> </text:span><text:span text:style-name="translation_.en_translations_examples_sense_senses_entry_letData_dicBody">The sugarcane is very long so it is swaying abou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M m</text:p>
      </text:section>
      <text:section text:style-name="Sect_letData" text:name="Sect_letData">
        <text:p text:style-name="entry_letData_dicBody"><text:span text:style-name="headword_entry_letData_dicBody">menġë</text:span><text:span text:style-name="headword..after_entry_letData_dicBody"> </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furry, having a furry taste-as betelnut or green banana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 </text:span><text:span text:style-name="example_xitem_examples_sense_senses_entry_letData_dicBody">Menġë vaḳu avi</text:span><text:span text:style-name="example..after_xitem_examples_sense_senses_entry_letData_dicBody"> </text:span><text:span text:style-name="translation_.en_translations_xitem_examples_sense_senses_entry_letData_dicBody">Her mouth went all furr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 </text:span><text:span text:style-name="translation_.en_translations_xitem_examples_sense_senses_entry_letData_dicBody">The betel nut upset his stomach</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 </text:span><text:span text:style-name="translation_.en_translations_xitem_examples_sense_senses_entry_letData_dicBody">The bananas weren't really ripe so they had a furry taste</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N n</text:p>
      </text:section>
      <text:section text:style-name="Sect_letData" text:name="Sect_letData">
        <text:p text:style-name="entry_letData_dicBody"><text:span text:style-name="headword_entry_letData_dicBody">nare</text:span><text:span text:style-name="headword..after_entry_letData_dicBody"> </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anap i stap</text:span><text:span text:style-name="definition..after_sense_senses_entry_letData_dicBody"> </text:span><text:span text:style-name="example_examples_sense_senses_entry_letData_dicBody">Nare raḳ ḳedu getahi ḳööḳ ya ahu</text:span><text:span text:style-name="example..after_examples_sense_senses_entry_letData_dicBody"> </text:span><text:span text:style-name="translation_.en_translations_examples_sense_senses_entry_letData_dicBody">He was standing on the mountain and called a message down below</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nema</text:span><text:span text:style-name="headword..after_entry_letData_dicBody"> </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xitem_examples_sense_senses_entry_letData_dicBody">Nema keyëh loḳ masin</text:span><text:span text:style-name="example..after_xitem_examples_sense_senses_entry_letData_dicBody"> </text:span><text:span text:style-name="translation_.en_translations_xitem_examples_sense_senses_entry_letData_dicBody">His arm broke in the machin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 </text:span><text:span text:style-name="translation_.en_translations_xitem_examples_sense_senses_entry_letData_dicBody">The dog bit her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 </text:span><text:span text:style-name="translation_.en_translations_xitem_examples_sense_senses_entry_letData_dicBody">That person held my ha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 </text:span><text:span text:style-name="translation_.en_translations_xitem_examples_sense_senses_entry_letData_dicBody">He is still alive (in one piece), so he'll be back (to take reveng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arm as far as the elb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text:span><text:span text:style-name="definition..after_sense_senses_entry_letData_dicBody"> </text:span><text:span text:style-name="example_examples_sense_senses_entry_letData_dicBody">Desis nema raḳ beġo lom seḳë keyëh</text:span><text:span text:style-name="example..after_examples_sense_senses_entry_letData_dicBody"> </text:span><text:span text:style-name="translation_.en_translations_examples_sense_senses_entry_letData_dicBody">They hit is forearm with the club and the bone broke</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orefoot of four footed animal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bilong ol abus samting</text:span><text:span text:style-name="definition..after_sense_senses_entry_letData_dicBody"> </text:span><text:span text:style-name="example_examples_sense_senses_entry_letData_dicBody">Bööḳ vës söv lob nema keyëh</text:span><text:span text:style-name="example..after_examples_sense_senses_entry_letData_dicBody"> </text:span><text:span text:style-name="translation_.en_translations_examples_sense_senses_entry_letData_dicBody">The pig fell into a hole and broke its front leg(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span_.tpi_xitem_.en_definition_.en_sense_senses_entry_letData_dicBody">branch, of tree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 diewai</text:span><text:span text:style-name="definition..after_sense_senses_entry_letData_dicBody"> </text:span><text:span text:style-name="example_examples_sense_senses_entry_letData_dicBody">Ḳele nerig menevasuh nema nġahi nġahi</text:span><text:span text:style-name="example..after_examples_sense_senses_entry_letData_dicBody"> </text:span><text:span text:style-name="translation_.en_translations_examples_sense_senses_entry_letData_dicBody">The tree grew and divided into many branche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handle of tools, utensil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handel</text:span><text:span text:style-name="definition..after_sense_senses_entry_letData_dicBody"> </text:span><text:span text:style-name="example_examples_sense_senses_entry_letData_dicBody">Devo dëġ nema vër gedetunġ dëġ raḳ ya nengwah</text:span><text:span text:style-name="example..after_examples_sense_senses_entry_letData_dicBody"> </text:span><text:span text:style-name="translation_.en_translations_examples_sense_senses_entry_letData_dicBody">They took the saucepan's handle off and put the saucepan on the fire</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Ny ny</text:p>
      </text:section>
      <text:section text:style-name="Sect_letData" text:name="Sect_letData">
        <text:p text:style-name="entry_letData_dicBody"><text:span text:style-name="headword_entry_letData_dicBody">nyë</text:span><text:span text:style-name="headword..after_entry_letData_dicBody"> </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chi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wasket</text:span><text:span text:style-name="definition..after_sense_senses_entry_letData_dicBody"> </text:span><text:span text:style-name="example_examples_sense_senses_entry_letData_dicBody">Sa kër nyëġ gwëbeng</text:span><text:span text:style-name="example..after_examples_sense_senses_entry_letData_dicBody"> </text:span><text:span text:style-name="translation_.en_translations_examples_sense_senses_entry_letData_dicBody">I shaved this morn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beginning, firs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t</text:span><text:span text:style-name="definition..after_sense_senses_entry_letData_dicBody"> </text:span><text:span text:style-name="example_examples_sense_senses_entry_letData_dicBody">Yö verup ya nedo ya nyë</text:span><text:span text:style-name="example..after_examples_sense_senses_entry_letData_dicBody"> </text:span><text:span text:style-name="translation_.en_translations_examples_sense_senses_entry_letData_dicBody">He arrived first (and the others (presumably) would come later)</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edge, corn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arere</text:span><text:span text:style-name="definition..after_sense_senses_entry_letData_dicBody"> </text:span><text:span text:style-name="example_xitem_examples_sense_senses_entry_letData_dicBody">Ya nare ya begganġ nyë</text:span><text:span text:style-name="example..after_xitem_examples_sense_senses_entry_letData_dicBody"> </text:span><text:span text:style-name="translation_.en_translations_xitem_examples_sense_senses_entry_letData_dicBody">He went and stood by the corner of the hous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 </text:span><text:span text:style-name="translation_.en_translations_xitem_examples_sense_senses_entry_letData_dicBody">The edge broke on a stone</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 i stap long skin</text:span><text:span text:style-name="definition..after_sense_senses_entry_letData_dicBody"> </text:span><text:span text:style-name="example_examples_sense_senses_entry_letData_dicBody">Degelu Jaroom atov wirek om sën dënër yi bë Ḳele-nyë</text:span><text:span text:style-name="example..after_examples_sense_senses_entry_letData_dicBody"> </text:span><text:span text:style-name="translation_.en_translations_examples_sense_senses_entry_letData_dicBody">They speared Jaroom before so they called him "spear-scar"</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P p</text:p>
      </text:section>
      <text:section text:style-name="Sect_letData" text:name="Sect_letData">
        <text:p text:style-name="entry_letData_dicBody"><text:span text:style-name="headword_entry_letData_dicBody">pediiin</text:span><text:span text:style-name="headword..after_entry_letData_dicBody"> </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ounce, ricoche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lap i go</text:span><text:span text:style-name="definition..after_sense_senses_entry_letData_dicBody"> </text:span><text:span text:style-name="example_xitem_examples_sense_senses_entry_letData_dicBody">Pediiin raḳ geya vavunë rot</text:span><text:span text:style-name="example..after_xitem_examples_sense_senses_entry_letData_dicBody"> </text:span><text:span text:style-name="translation_.en_translations_xitem_examples_sense_senses_entry_letData_dicBody">It bounced off and went way up in the air</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 </text:span><text:span text:style-name="translation_.en_translations_xitem_examples_sense_senses_entry_letData_dicBody">He kicked the ball and it ricocheted off into the bush</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sin bilong helpim meri long bai i gat bel</text:span><text:span text:style-name="definition..after_sense_senses_entry_letData_dicBody"> </text:span><text:span text:style-name="example_examples_sense_senses_entry_letData_dicBody">Avëh sën raḳ regga rëḳ nalu ma genare hus ading loḳ depediiin lob nalu loḳ</text:span><text:span text:style-name="example..after_examples_sense_senses_entry_letData_dicBody"> </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epelin</text:span><text:span text:style-name="headword..after_entry_letData_dicBody"> </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tim hapsait pinis orait katim hapsait antap liklik bilong bruk</text:span><text:span text:style-name="definition..after_sense_senses_entry_letData_dicBody"> </text:span><text:span text:style-name="example_examples_sense_senses_entry_letData_dicBody">Vuv ḳele ggovek log yah pepelin ḳele ggëp vahi lob keyëh</text:span><text:span text:style-name="example..after_examples_sense_senses_entry_letData_dicBody"> </text:span><text:span text:style-name="translation_.en_translations_examples_sense_senses_entry_letData_dicBody">He cut into the tree then cut into the other side and it fell</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piv</text:span><text:span text:style-name="headword..after_entry_letData_dicBody"> </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 </text:span><text:span text:style-name="xsensenumber_sense_senses_entry_letData_dicBody">1)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pia kisim</text:span><text:span text:style-name="definition..after_sense_senses_entry_letData_dicBody"> </text:span><text:span text:style-name="example_xitem_examples_sense_senses_entry_letData_dicBody">Gelu ḳapii lom piv meraḳ nedo</text:span><text:span text:style-name="example..after_xitem_examples_sense_senses_entry_letData_dicBody"> </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 </text:span><text:span text:style-name="translation_.en_translations_xitem_examples_sense_senses_entry_letData_dicBody">He shot the bird and hit it</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karim long baksait</text:span><text:span text:style-name="definition..after_sense_senses_entry_letData_dicBody"> </text:span><text:span text:style-name="example_examples_sense_senses_entry_letData_dicBody">Sepiv nġaa nġahiseḳë medu sa rot</text:span><text:span text:style-name="example..after_examples_sense_senses_entry_letData_dicBody"> </text:span><text:span text:style-name="translation_.en_translations_examples_sense_senses_entry_letData_dicBody">I carried lots of things on my back and they weighed me dow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R r</text:p>
      </text:section>
      <text:section text:style-name="Sect_letData" text:name="Sect_letData">
        <text:p text:style-name="entry_letData_dicBody"><text:span text:style-name="headword_entry_letData_dicBody">rehöö</text:span><text:span text:style-name="headword..after_entry_letData_dicBody"> </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overcome by water or smoke, overwhelm</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wara </text:span><text:span text:style-name="xitem_.tpi_definition_.en_sense_senses_entry_letData_dicBody">karamapim</text:span><text:span text:style-name="definition..after_sense_senses_entry_letData_dicBody"> </text:span><text:span text:style-name="example_examples_sense_senses_entry_letData_dicBody">Bël rehöö mehöti mediiḳ</text:span><text:span text:style-name="example..after_examples_sense_senses_entry_letData_dicBody"> </text:span><text:span text:style-name="translation_.en_translations_examples_sense_senses_entry_letData_dicBody">The waters covered someone and he died</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shout, argue with a loud inarticulate noise so as not to be able to hear anyone els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 </text:span><text:span text:style-name="translation_.en_translations_xitem_examples_sense_senses_entry_letData_dicBody">He made such a noise he didn't hear what they sai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 </text:span><text:span text:style-name="translation_.en_translations_xitem_examples_sense_senses_entry_letData_dicBody">They argued loudly (without hearing what each other was sayin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ohin</text:span><text:span text:style-name="headword..after_entry_letData_dicBody"> </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apim na planim i go daun long graun</text:span><text:span text:style-name="definition..after_sense_senses_entry_letData_dicBody"> </text:span><text:span text:style-name="example_xitem_examples_sense_senses_entry_letData_dicBody">Rohin riing luḳ ya dob</text:span><text:span text:style-name="example..after_xitem_examples_sense_senses_entry_letData_dicBody"> </text:span><text:span text:style-name="translation_.en_translations_xitem_examples_sense_senses_entry_letData_dicBody">He thrust the yam stake into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 </text:span><text:span text:style-name="translation_.en_translations_xitem_examples_sense_senses_entry_letData_dicBody">We thrust the stays into the ground so we could make the fenc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 </text:span><text:span text:style-name="translation_.en_translations_xitem_examples_sense_senses_entry_letData_dicBody">He stood a long way off and speared the pig</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röp</text:span><text:span text:style-name="headword..after_entry_letData_dicBody"> </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on, put on-of clothes, shoes, etc, insert, poke through</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ubim-olsem putim trausis, siot, samting</text:span><text:span text:style-name="definition..after_sense_senses_entry_letData_dicBody"> </text:span><text:span text:style-name="example_examples_sense_senses_entry_letData_dicBody">Röp tarasis</text:span><text:span text:style-name="example..after_examples_sense_senses_entry_letData_dicBody"> </text:span><text:span text:style-name="translation_.en_translations_examples_sense_senses_entry_letData_dicBody">He put on his trouser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text:span text:style-name="definition_.en_sense_senses_entry_letData_dicBody">go straight, direct</text:span><text:span text:style-name="definition..after_sense_senses_entry_letData_dicBody"> </text:span><text:span text:style-name="example_examples_sense_senses_entry_letData_dicBody">Bengovek röp meya ahu</text:span><text:span text:style-name="example..after_examples_sense_senses_entry_letData_dicBody"> </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text:span text:style-name="definition_.en_sense_senses_entry_letData_dicBody">to come empty-handed-not carrying anything</text:span><text:span text:style-name="definition..after_sense_senses_entry_letData_dicBody"> </text:span><text:span text:style-name="example_examples_sense_senses_entry_letData_dicBody">Röp yi gesu ḳo nġaa ti rë</text:span><text:span text:style-name="example..after_examples_sense_senses_entry_letData_dicBody"> </text:span><text:span text:style-name="translation_.en_translations_examples_sense_senses_entry_letData_dicBody">He came without bringing anyth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 </text:span><text:span text:style-name="example_examples_sense_senses_entry_letData_dicBody">Seröp paëp loḳ ya apel ayo</text:span><text:span text:style-name="example..after_examples_sense_senses_entry_letData_dicBody"> </text:span><text:span text:style-name="translation_.en_translations_examples_sense_senses_entry_letData_dicBody">I slipped the knife into a bamboo (so it wouldn't cut anyone)</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rörin</text:span><text:span text:style-name="headword..after_entry_letData_dicBody"> </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etch out, extend</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utim, slipim</text:span><text:span text:style-name="definition..after_sense_senses_entry_letData_dicBody"> </text:span><text:span text:style-name="example_examples_sense_senses_entry_letData_dicBody">Rörin vaha ggök ya vavunë</text:span><text:span text:style-name="example..after_examples_sense_senses_entry_letData_dicBody"> </text:span><text:span text:style-name="translation_.en_translations_examples_sense_senses_entry_letData_dicBody">He stretched his leg out on top (of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lipim antap</text:span><text:span text:style-name="definition..after_sense_senses_entry_letData_dicBody"> </text:span><text:span text:style-name="example_examples_sense_senses_entry_letData_dicBody">Gwee rörin yi löv ggök ya neggëp ḳele nema vavunë</text:span><text:span text:style-name="example..after_examples_sense_senses_entry_letData_dicBody"> </text:span><text:span text:style-name="translation_.en_translations_examples_sense_senses_entry_letData_dicBody">Gwee poked his sugarcane up onto a tree branch</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staat karim</text:span><text:span text:style-name="definition..after_sense_senses_entry_letData_dicBody"> </text:span><text:span text:style-name="example_examples_sense_senses_entry_letData_dicBody">Ḳatimeng anon nahën nerörin</text:span><text:span text:style-name="example..after_examples_sense_senses_entry_letData_dicBody"> </text:span><text:span text:style-name="translation_.en_translations_examples_sense_senses_entry_letData_dicBody">The cucumbers are still growing</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text:span text:style-name="xitem_.en_definition_.en_sense_senses_entry_letData_dicBody">to come empty-handed, without bringing anything</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em i kam nating</text:span><text:span text:style-name="definition..after_sense_senses_entry_letData_dicBody"> </text:span><text:span text:style-name="example_examples_sense_senses_entry_letData_dicBody">Ham nġo rörin mu geham su ḳo nġaa la rë</text:span><text:span text:style-name="example..after_examples_sense_senses_entry_letData_dicBody"> </text:span><text:span text:style-name="translation_.en_translations_examples_sense_senses_entry_letData_dicBody">You came empty-handed, you didn't bring anything</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S s</text:p>
      </text:section>
      <text:section text:style-name="Sect_letData" text:name="Sect_letData">
        <text:p text:style-name="entry_letData_dicBody"><text:span text:style-name="headword_entry_letData_dicBody">sahek</text:span><text:span text:style-name="headword..after_entry_letData_dicBody"> </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yaw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lim win </text:span><text:span text:style-name="xitem_.tpi_definition_.en_sense_senses_entry_letData_dicBody">long slip</text:span><text:span text:style-name="definition..after_sense_senses_entry_letData_dicBody"> </text:span><text:span text:style-name="example_xitem_examples_sense_senses_entry_letData_dicBody">Sahek in mala neggëp</text:span><text:span text:style-name="example..after_xitem_examples_sense_senses_entry_letData_dicBody"> </text:span><text:span text:style-name="translation_.en_translations_xitem_examples_sense_senses_entry_letData_dicBody">He yawned because he was sleepy</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 </text:span><text:span text:style-name="translation_.en_translations_xitem_examples_sense_senses_entry_letData_dicBody">He yawned because his ears were blocked</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sejonġ</text:span><text:span text:style-name="headword..after_entry_letData_dicBody"> </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decorate, to place or hang things as decoration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bilasim</text:span><text:span text:style-name="definition..after_sense_senses_entry_letData_dicBody"> </text:span><text:span text:style-name="example_examples_sense_senses_entry_letData_dicBody">He sejonġ begganġ in hil najom jaḳ</text:span><text:span text:style-name="example..after_examples_sense_senses_entry_letData_dicBody"> </text:span><text:span text:style-name="translation_.en_translations_examples_sense_senses_entry_letData_dicBody">We decorated the house because we are going to dedicate it</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 </text:span><text:span text:style-name="example_examples_sense_senses_entry_letData_dicBody">Sejonġ ġaġek gesu denġo rë</text:span><text:span text:style-name="example..after_examples_sense_senses_entry_letData_dicBody"> </text:span><text:span text:style-name="translation_.en_translations_examples_sense_senses_entry_letData_dicBody">He drowned out what was being said and they couldn't hear it</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T t</text:p>
      </text:section>
      <text:section text:style-name="Sect_letData" text:name="Sect_letData">
        <text:p text:style-name="entry_letData_dicBody"><text:span text:style-name="headword_entry_letData_dicBody">tahöö</text:span><text:span text:style-name="headword..after_entry_letData_dicBody"> </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stride, take long steps, to crawl as a caterpillar does</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 </text:span><text:span text:style-name="example_examples_sense_senses_entry_letData_dicBody">Nyëġ ading om hil tahöö vahad in hil ana pevis</text:span><text:span text:style-name="example..after_examples_sense_senses_entry_letData_dicBody"> </text:span><text:span text:style-name="translation_.en_translations_examples_sense_senses_entry_letData_dicBody">It's a long way so let's stride out so that we get there quickly</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space wide apart (as in building a fence)</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makim mak longwe</text:span><text:span text:style-name="definition..after_sense_senses_entry_letData_dicBody"> </text:span><text:span text:style-name="example_examples_sense_senses_entry_letData_dicBody">Hil tahöö den ti ti ya ya</text:span><text:span text:style-name="example..after_examples_sense_senses_entry_letData_dicBody"> </text:span><text:span text:style-name="translation_.en_translations_examples_sense_senses_entry_letData_dicBody">We space boundary marks wide apart</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tep</text:span><text:span text:style-name="headword..after_entry_letData_dicBody"> </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 </text:span><text:span text:style-name="partofspeech_.en_grammaticalinfo_sense_senses_entry_letData_dicBody">Class1</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o taste, lick, poke out the tongue</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rapi</text:span><text:span text:style-name="xitem_.tpi_definition_.en_sense_senses_entry_letData_dicBody">m long tang</text:span><text:span text:style-name="definition..after_sense_senses_entry_letData_dicBody"> </text:span><text:span text:style-name="example_xitem_examples_sense_senses_entry_letData_dicBody">Tep mamireng</text:span><text:span text:style-name="example..after_xitem_examples_sense_senses_entry_letData_dicBody"> </text:span><text:span text:style-name="translation_.en_translations_xitem_examples_sense_senses_entry_letData_dicBody">She tasted the salt</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 </text:span><text:span text:style-name="translation_.en_translations_xitem_examples_sense_senses_entry_letData_dicBody">He poked his tongue out (in anger)</text:span><text:span text:style-name="translation..after_translations_xitem_examples_sense_senses_entry_letData_dicBody"> </text:span><text:span text:style-name="examples..after_sense_senses_entry_letData_dicBody"/></text:p>
        <text:p text:style-name="entry_letData_dicBody"><text:span text:style-name="headword_entry_letData_dicBody">to</text:span><text:span text:style-name="headword..after_entry_letData_dicBody"> </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 </text:span><text:span text:style-name="partofspeech_.en_grammaticalinfo_sense_senses_entry_letData_dicBody">Class2</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to come down, to travel in a direction generally down the valley, but also towards the speaker</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kam daun</text:span><text:span text:style-name="definition..after_sense_senses_entry_letData_dicBody"> </text:span><text:span text:style-name="example_examples_sense_senses_entry_letData_dicBody">He halë bë to om hil ana jaḳ</text:span><text:span text:style-name="example..after_examples_sense_senses_entry_letData_dicBody"> </text:span><text:span text:style-name="translation_.en_translations_examples_sense_senses_entry_letData_dicBody">We see that he has arrived so let's go</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fall</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pundaun</text:span><text:span text:style-name="definition..after_sense_senses_entry_letData_dicBody"> </text:span><text:span text:style-name="example_xitem_examples_sense_senses_entry_letData_dicBody">To mesis yi raḳ dob</text:span><text:span text:style-name="example..after_xitem_examples_sense_senses_entry_letData_dicBody"> </text:span><text:span text:style-name="translation_.en_translations_xitem_examples_sense_senses_entry_letData_dicBody">He fell and hurt himself on the gr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 </text:span><text:span text:style-name="translation_.en_translations_xitem_examples_sense_senses_entry_letData_dicBody">It rained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go daun</text:span><text:span text:style-name="definition..after_sense_senses_entry_letData_dicBody"> </text:span><text:span text:style-name="example_examples_sense_senses_entry_letData_dicBody">He nado ga mehö saga to meya huk anon</text:span><text:span text:style-name="example..after_examples_sense_senses_entry_letData_dicBody"> </text:span><text:span text:style-name="translation_.en_translations_examples_sense_senses_entry_letData_dicBody">We stayed here and that person went down to the garden</text:span><text:span text:style-name="translation..after_translations_examples_sense_senses_entry_letData_dicBody"> </text:span><text:span text:style-name="examples..after_sense_senses_entry_letData_dicBody"/></text:p>
      </text:section>
      <text:section text:style-name="Sect_letHead" text:name="Sect_letHead">
        <text:p text:style-name="letter_letHead_dicBody">V v</text:p>
      </text:section>
      <text:section text:style-name="Sect_letData" text:name="Sect_letData">
        <text:p text:style-name="entry_letData_dicBody"><text:span text:style-name="headword_entry_letData_dicBody">veġo</text:span><text:span text:style-name="headword..after_entry_letData_dicBody"> </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 </text:span><text:span text:style-name="partofspeech_.en_grammaticalinfo_sense_senses_entry_letData_dicBody">noun(inal)</text:span><text:span text:style-name="partofspeech..after_grammaticalinfo_sense_senses_entry_letData_dicBody"> </text:span><text:span text:style-name="grammaticalinfo..after_sense_senses_entry_letData_dicBody"/><text:span text:style-name="xlanguagetag_xitem_.en_definition_.en_sense_senses_entry_letData_dicBody"/><text:span text:style-name="xitem_.en_definition_.en_sense_senses_entry_letData_dicBody">thigh, hip, the upper part of the leg where it joins the body</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 </text:span></text:p>
        <text:p text:style-name="entry_letData_dicBody"><text:span text:style-name="headword_entry_letData_dicBody">veriik</text:span><text:span text:style-name="headword..after_entry_letData_dicBody"> </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 </text:span><text:span text:style-name="partofspeech_.en_grammaticalinfo_sense_senses_entry_letData_dicBody">Class3</text:span><text:span text:style-name="partofspeech..after_grammaticalinfo_sense_senses_entry_letData_dicBody"> </text:span><text:span text:style-name="grammaticalinfo..after_sense_senses_entry_letData_dicBody"/><text:span text:style-name="xsensenumber_sense_senses_entry_letData_dicBody">1) </text:span><text:span text:style-name="xlanguagetag_xitem_.en_definition_.en_sense_senses_entry_letData_dicBody"/><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 </text:span><text:span text:style-name="translation_.en_translations_xitem_examples_sense_senses_entry_letData_dicBody">There are black people and white</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 </text:span><text:span text:style-name="translation_.en_translations_xitem_examples_sense_senses_entry_letData_dicBody">He wore a black laplap yesterday</text:span><text:span text:style-name="translation..after_translations_xitem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to become black</text:span><text:span text:style-name="xitem-xitem_definition..before_definition_.en_sense_senses_entry_letData_dicBody"> </text:span><text:span text:style-name="xlanguagetag_xitem_.tpi_definition_.en_sense_senses_entry_letData_dicBody"/><text:span text:style-name="span_.en_xitem_.tpi_definition_.en_sense_senses_entry_letData_dicBody">i </text:span><text:span text:style-name="xitem_.tpi_definition_.en_sense_senses_entry_letData_dicBody">kamap blak</text:span><text:span text:style-name="definition..after_sense_senses_entry_letData_dicBody"> </text:span><text:span text:style-name="example_examples_sense_senses_entry_letData_dicBody">Nabë ġekwevu nġaa saga jaḳ pen veriik og rëk beriik jaḳ</text:span><text:span text:style-name="example..after_examples_sense_senses_entry_letData_dicBody"> </text:span><text:span text:style-name="translation_.en_translations_examples_sense_senses_entry_letData_dicBody">If you paint that with black paint it will become black</text:span><text:span text:style-name="translation..after_translations_examples_sense_senses_entry_letData_dicBody"> </text:span><text:span text:style-name="examples..after_sense_senses_entry_letData_dicBody"/></text:p>
        <text:p text:style-name="entry_letData_dicBody"><text:span text:style-name="headword_entry_letData_dicBody">vonġ poḳ</text:span><text:span text:style-name="headword..after_entry_letData_dicBody"> </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 </text:span><text:span text:style-name="xlanguagetag_xitem_.en_definition_.en_sense_senses_entry_letData_dicBody"/><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pairap</text:span><text:span text:style-name="definition..after_sense_senses_entry_letData_dicBody"> </text:span><text:span text:style-name="example_xitem_examples_sense_senses_entry_letData_dicBody">Mehöti sap ḳele mepoḳ poḳ</text:span><text:span text:style-name="example..after_xitem_examples_sense_senses_entry_letData_dicBody"> </text:span><text:span text:style-name="translation_.en_translations_xitem_examples_sense_senses_entry_letData_dicBody">Someone is cutting wood and making a chopping sound</text:span><text:span text:style-name="translation..after_translations_xitem_examples_sense_senses_entry_letData_dicBody"> </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 </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 </text:span><text:span text:style-name="examples..after_sense_senses_entry_letData_dicBody"/></text:p>
      </text:section>
      <text:section text:style-name="Sect_letHead" text:name="Sect_letHead">
        <text:p text:style-name="letter_letHead_dicBody">Y y</text:p>
      </text:section>
      <text:section text:style-name="Sect_letData" text:name="Sect_letData">
        <text:p text:style-name="entry_letData_dicBody"><text:span text:style-name="headword_entry_letData_dicBody">yu töḳsën</text:span><text:span text:style-name="headword..after_entry_letData_dicBody"> </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 </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 </text:span><text:span text:style-name="entryreftype..after_primaryrefs_entry_letData_dicBody"/><text:span text:style-name="primaryrefs..after_entry_letData_dicBody">) </text:span><text:span text:style-name="xlanguagetag_xitem_.en_definition_.en_sense_senses_entry_letData_dicBody"/><text:span text:style-name="xitem_.en_definition_.en_sense_senses_entry_letData_dicBody">to dance without a headdress</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i singsing nating, i no gat kangal</text:span><text:span text:style-name="definition..after_sense_senses_entry_letData_dicBody"> </text:span><text:span text:style-name="example_examples_sense_senses_entry_letData_dicBody">Löö yu töḳsën gesu tunġ soḳ rë</text:span><text:span text:style-name="example..after_examples_sense_senses_entry_letData_dicBody"> </text:span><text:span text:style-name="translation_.en_translations_examples_sense_senses_entry_letData_dicBody">He danced bareheaded without a headdress</text:span><text:span text:style-name="translation..after_translations_examples_sense_senses_entry_letData_dicBody"> </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 </text:span><text:span text:style-name="xlanguagetag_xitem_.tpi_definition_.en_sense_senses_entry_letData_dicBody"/><text:span text:style-name="xitem_.tpi_definition_.en_sense_senses_entry_letData_dicBody">glasman, man bilong toktok wantaim ol spirit</text:span><text:span text:style-name="definition..after_sense_senses_entry_letData_dicBody"> </text:span><text:span text:style-name="example_examples_sense_senses_entry_letData_dicBody">Hil nanër alam sën heljenġ ḳenuj yom nedo ving sir medëlë bël lo nabë yuj töḳsën</text:span><text:span text:style-name="example..after_examples_sense_senses_entry_letData_dicBody"> </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 </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17T13:10:07</meta:creation-date>
    <dc:creator>Yesu</dc:creator>
    <dc:date>2011-02-17T13:10:07</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6\main"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